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Standard">
      <style:text-properties style:text-line-through-style="solid"/>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8"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style:style style:name="T5" style:family="text">
      <style:text-properties style:text-line-through-style="solid"/>
    </style:style>
  </office:automatic-styles>
  <office:body>
    <office:text text:use-soft-page-breaks="true">
      <text:tracked-changes text:track-changes="false">
        <text:changed-region xml:id="ct98242440" text:id="ct98242440">
          <text:insertion>
            <office:change-info>
              <dc:creator>Gemma Wright</dc:creator>
              <dc:date>2014-01-26T10:56:07.24</dc:date>
            </office:change-info>
          </text:insertion>
        </text:changed-region>
        <text:changed-region xml:id="ct98242336" text:id="ct98242336">
          <text:deletion>
            <office:change-info>
              <dc:creator>Gemma Wright</dc:creator>
              <dc:date>2014-01-26T10:56:07.24</dc:date>
            </office:change-info>
            <text:p text:style-name="P1">backups folder</text:p>
          </text:deletion>
        </text:changed-region>
        <text:changed-region xml:id="ct98242232" text:id="ct98242232">
          <text:insertion>
            <office:change-info>
              <dc:creator>Gemma Wright</dc:creator>
              <dc:date>2014-01-26T10:56:07.24</dc:date>
            </office:change-info>
          </text:insertion>
        </text:changed-region>
        <text:changed-region xml:id="ct98242752" text:id="ct98242752">
          <text:insertion>
            <office:change-info>
              <dc:creator>Gemma Wright</dc:creator>
              <dc:date>2014-01-26T10:56:07.24</dc:date>
            </office:change-info>
          </text:insertion>
        </text:changed-region>
        <text:changed-region xml:id="ct98242856" text:id="ct98242856">
          <text:insertion>
            <office:change-info>
              <dc:creator>Gemma Wright</dc:creator>
              <dc:date>2014-01-26T10:56:07.24</dc:date>
            </office:change-info>
          </text:insertion>
        </text:changed-region>
        <text:changed-region xml:id="ct98242960" text:id="ct98242960">
          <text:insertion>
            <office:change-info>
              <dc:creator>Gemma Wright</dc:creator>
              <dc:date>2014-01-26T10:56:07.24</dc:date>
            </office:change-info>
          </text:insertion>
        </text:changed-region>
        <text:changed-region xml:id="ct98243064" text:id="ct98243064">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98242440"/><text:span text:style-name="T1">projectID520ac57ca4059</text:span> </text:p>
      <text:p text:style-name="Standard"><text:change-end text:change-id="ct98242440"/><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98242336"/></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5">3. Fix Block Markups and Proofer Notes</text:span> (15-60 min.)</text:p>
      <text:p text:style-name="Standard"/>
      <text:p text:style-name="Standard"><text:s/><text:span text:style-name="T5"><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5"><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5"><text:s/>Click Emdashes. This shows words with emdashes in them as well as similar words without emdashes (aka: suspects) marked with ****. Check suspects against the text and page images.</text:span> <text:soft-page-break/><text:span text:style-name="T5">Preserve author's intent even when inconsistent. Hint: Enable the Suspects flag and click Emdashes again to see only suspects words.</text:span></text:p>
      <text:p text:style-name="Standard"><text:s text:c="2"/><text:span text:style-name="T5"><text:s text:c="2"/>Click Hyphens. Same as Emdashes above but for Hyphens.</text:span></text:p>
      <text:p text:style-name="Standard"><text:s text:c="4"/><text:span text:style-name="T5">Click Alpha/num. Scan list for one/ell and oh/zero errors</text:span>.</text:p>
      <text:p text:style-name="Standard"><text:s text:c="4"/><text:span text:style-name="T5">Click ALL CAPS. Scan list looking for oddities.</text:span></text:p>
      <text:p text:style-name="Standard"><text:s text:c="3"/><text:span text:style-name="T5"><text:s/>Click MiXeD CasE. Scan list looking for letters such as o that sometimes OCR wrongly as uppercase. Oh/zero errors can show up here, too.</text:span></text:p>
      <text:p text:style-name="Standard"><text:s text:c="4"/><text:span text:style-name="T5">Click Check Accents. Scan list looking for mistakes, inconsistent usages.</text:span></text:p>
      <text:p text:style-name="Standard"><text:s/><text:span text:style-name="T5"><text:s text:c="3"/>Click Check , Upper. Scan list for comma-for-period errors.</text:span></text:p>
      <text:p text:style-name="Standard"><text:s/><text:span text:style-name="T5"><text:s text:c="3"/>Click Check . Lower. Scan list for period-for-comma errors.</text:span></text:p>
      <text:p text:style-name="Standard"><text:s text:c="3"/><text:span text:style-name="T5"><text:s/>Click Ital/Bold/SC. Scan list for incorrect or inconsistent use of italics, bold face, and small caps.</text:span></text:p>
      <text:p text:style-name="Standard"><text:s text:c="3"/><text:span text:style-name="T5"><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98242232"/> http://www.pgdp.net/wiki/PPTools/Guiguts/Searching#Using_Scanno_Searches<text:change-end text:change-id="ct98242232"/></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8" text:outline-level="3"><text:change-start text:change-id="ct98242752"/>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Standard"/>
      <text:p text:style-name="Standard"/>
      <text:p text:style-name="P1"><text:change-end text:change-id="ct98242752"/>**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Standard"><text:span text:style-name="T5"><text:s text:c="8"/>For complex tables, use </text:span><text:a xlink:type="simple" xlink:href="http://www.pgdp.net/wiki/PPTools/Guiguts/Tables"><text:span text:style-name="T5">Table Special Effects</text:span></text:a><text:span text:style-name="T5"> to reformat. </text:span></text:p>
      <text:p text:style-name="Standard"/>
      <text:p text:style-name="Standard">19. Rewrap and Clear Rewrap Markers (10-30 min.)</text:p>
      <text:p text:style-name="Standard"/>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Standard"/>
      <text:p text:style-name="Standard"><text:s text:c="4"/><text:span text:style-name="T5">Open Fixup&gt;Footnote Fixup; tidy up footnotes. See this discussion</text:spa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Standard"/>
      <text:p text:style-name="P1">20. Determine Character Coding (5-60 min.)</text:p>
      <text:p text:style-name="P1"/>
      <text:p text:style-name="P7"><text:change-start text:change-id="ct98242856"/><text:span text:style-name="T4">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7">End of <text:span text:style-name="T4">WARNING</text:span></text:p>
      <text:p text:style-name="P1"/>
      <text:p text:style-name="P1"/>
      <text:p text:style-name="P1"><text:change-end text:change-id="ct98242856"/>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change-start text:change-id="ct98242960"/><text:span text:style-name="T2"> </text:span><text:span text:style-name="T3">[**Probably no longer necessary, but maybe harmless]</text:span> <text:change-end text:change-id="ct98242960"/></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change-start text:change-id="ct98243064"/><text:span text:style-name="T3">Note that the above-mentioned PG documentation is old, and that PG now create "lower" versions, such as the ASCII version automatically from the Latin-1 version you upload.</text:span> <text:change-end text:change-id="ct98243064"/><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Sort out man, woman and sideways f</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text:soft-page-break/>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oft-page-break/><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21:36:32.79</dc:date>
    <dc:creator>Gemma Wright</dc:creator>
    <meta:editing-duration>PT9H30M3S</meta:editing-duration>
    <meta:editing-cycles>29</meta:editing-cycles>
    <meta:generator>OpenOffice/4.0.1$Win32 OpenOffice.org_project/401m5$Build-9714</meta:generator>
    <meta:document-statistic meta:table-count="0" meta:image-count="0" meta:object-count="0" meta:page-count="10" meta:paragraph-count="258" meta:word-count="3873" meta:character-count="24278"/>
  </office:meta>
</office:document-meta>
</file>